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Bag.add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Bag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ag.decorate( Bag bag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ag.PredicatedBag( Bag bag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ag.getCoun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dicatedBag.get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ag.remove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